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83in"/>
    </style:style>
    <style:style style:name="co2" style:family="table-column">
      <style:table-column-properties fo:break-before="auto" style:column-width="0.648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7417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00ffff"/>
      <style:text-properties fo:color="#000000"/>
    </style:style>
    <style:style style:name="ce4" style:family="table-cell" style:parent-style-name="Default">
      <style:table-cell-properties fo:background-color="#00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idMinResults" table:style-name="ta1">
        <table:shapes>
          <draw:frame draw:z-index="0" draw:style-name="gr1" draw:text-style-name="P1" svg:width="6.8378in" svg:height="3.8461in" svg:x="7.7736in" svg:y="5.0382in">
            <draw:object draw:notify-on-update-of-ranges="gridMinResults.J3:gridMinResults.J3 gridMinResults.L4:gridMinResults.L22 gridMinResults.K3:gridMinResults.K3 gridMinResults.J4:gridMinResults.J22 gridMinResults.K29:gridMinResults.K38 gridMinResults.J29:gridMinResults.J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.6131" calcext:value-type="float">
            <text:p>7.613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0324" calcext:value-type="float">
            <text:p>0.0324</text:p>
          </table:table-cell>
          <table:table-cell office:value-type="float" office:value="1.9561" calcext:value-type="float">
            <text:p>1.9561</text:p>
          </table:table-cell>
          <table:table-cell office:value-type="float" office:value="1144.0856" calcext:value-type="float">
            <text:p>1144.0856</text:p>
          </table:table-cell>
          <table:table-cell office:value-type="float" office:value="1160" calcext:value-type="float">
            <text:p>11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.6061" calcext:value-type="float">
            <text:p>9.6061</text:p>
          </table:table-cell>
          <table:table-cell office:value-type="float" office:value="0.6943" calcext:value-type="float">
            <text:p>0.6943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282" calcext:value-type="float">
            <text:p>0.0282</text:p>
          </table:table-cell>
          <table:table-cell office:value-type="float" office:value="1.7224" calcext:value-type="float">
            <text:p>1.7224</text:p>
          </table:table-cell>
          <table:table-cell office:value-type="float" office:value="1134.0041" calcext:value-type="float">
            <text:p>1134.0041</text:p>
          </table:table-cell>
          <table:table-cell office:value-type="float" office:value="1150" calcext:value-type="float">
            <text:p>11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.4985" calcext:value-type="float">
            <text:p>8.4985</text:p>
          </table:table-cell>
          <table:table-cell table:style-name="ce1" office:value-type="float" office:value="0.6885" calcext:value-type="float">
            <text:p>0.6885</text:p>
          </table:table-cell>
          <table:table-cell table:style-name="ce1" office:value-type="float" office:value="0.0274" calcext:value-type="float">
            <text:p>0.0274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252" calcext:value-type="float">
            <text:p>0.0252</text:p>
          </table:table-cell>
          <table:table-cell table:style-name="ce1" office:value-type="float" office:value="1.5153" calcext:value-type="float">
            <text:p>1.5153</text:p>
          </table:table-cell>
          <table:table-cell table:style-name="ce1" office:value-type="float" office:value="1123.9217" calcext:value-type="float">
            <text:p>1123.9217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.4036" calcext:value-type="float">
            <text:p>9.4036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261" calcext:value-type="float">
            <text:p>0.0261</text:p>
          </table:table-cell>
          <table:table-cell office:value-type="float" office:value="1.5531" calcext:value-type="float">
            <text:p>1.5531</text:p>
          </table:table-cell>
          <table:table-cell office:value-type="float" office:value="1128.9631" calcext:value-type="float">
            <text:p>1128.9631</text:p>
          </table:table-cell>
          <table:table-cell office:value-type="float" office:value="1145" calcext:value-type="float">
            <text:p>11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.2699" calcext:value-type="float">
            <text:p>10.2699</text:p>
          </table:table-cell>
          <table:table-cell office:value-type="float" office:value="0.6782" calcext:value-type="float">
            <text:p>0.6782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175" calcext:value-type="float">
            <text:p>-0.0175</text:p>
          </table:table-cell>
          <table:table-cell office:value-type="float" office:value="0.0251" calcext:value-type="float">
            <text:p>0.0251</text:p>
          </table:table-cell>
          <table:table-cell office:value-type="float" office:value="1.8943" calcext:value-type="float">
            <text:p>1.8943</text:p>
          </table:table-cell>
          <table:table-cell office:value-type="float" office:value="1113.8384" calcext:value-type="float">
            <text:p>1113.8384</text:p>
          </table:table-cell>
          <table:table-cell office:value-type="float" office:value="1130" calcext:value-type="float">
            <text:p>113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nimX <text:s/></text:p>
          </table:table-cell>
          <table:table-cell table:style-name="ce2" office:value-type="string" calcext:value-type="string">
            <text:p>minimY <text:s/></text:p>
          </table:table-cell>
          <table:table-cell table:style-name="ce2" office:value-type="string" calcext:value-type="string">
            <text:p>minimZ <text:s/></text:p>
          </table:table-cell>
          <table:table-cell table:style-name="ce2" office:value-type="string" calcext:value-type="string">
            <text:p>minimT <text:s/></text:p>
          </table:table-cell>
          <table:table-cell table:style-name="ce2" office:value-type="string" calcext:value-type="string">
            <text:p>Metric <text:s/></text:p>
          </table:table-cell>
          <table:table-cell table:style-name="ce2" office:value-type="string" calcext:value-type="string">
            <text:p>Mean <text:s text:c="3"/></text:p>
          </table:table-cell>
          <table:table-cell table:style-name="ce2" office:value-type="string" calcext:value-type="string">
            <text:p>MeanErr </text:p>
          </table:table-cell>
          <table:table-cell table:style-name="ce2" office:value-type="string" calcext:value-type="string">
            <text:p>StdDev <text:s/></text:p>
          </table:table-cell>
          <table:table-cell table:style-name="ce2" office:value-type="string" calcext:value-type="string">
            <text:p>StdDvErr</text:p>
          </table:table-cell>
          <table:table-cell table:style-name="ce2" office:value-type="string" calcext:value-type="string">
            <text:p>Chi2/NDF </text:p>
          </table:table-cell>
          <table:table-cell table:style-name="ce2"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.721" calcext:value-type="float">
            <text:p>11.721</text:p>
          </table:table-cell>
          <table:table-cell table:style-name="ce3" office:value-type="float" office:value="0.7061" calcext:value-type="float">
            <text:p>0.7061</text:p>
          </table:table-cell>
          <table:table-cell table:style-name="ce3" office:value-type="float" office:value="0.0246" calcext:value-type="float">
            <text:p>0.0246</text:p>
          </table:table-cell>
          <table:table-cell table:style-name="ce3" office:value-type="float" office:value="-0.1887" calcext:value-type="float">
            <text:p>-0.1887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1.5098" calcext:value-type="float">
            <text:p>1.5098</text:p>
          </table:table-cell>
          <table:table-cell table:style-name="ce3" office:value-type="float" office:value="1093.6688" calcext:value-type="float">
            <text:p>1093.6688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.943" calcext:value-type="float">
            <text:p>9.943</text:p>
          </table:table-cell>
          <table:table-cell office:value-type="float" office:value="0.6987" calcext:value-type="float">
            <text:p>0.6987</text:p>
          </table:table-cell>
          <table:table-cell office:value-type="float" office:value="0.0242" calcext:value-type="float">
            <text:p>0.0242</text:p>
          </table:table-cell>
          <table:table-cell office:value-type="float" office:value="-0.1376" calcext:value-type="float">
            <text:p>-0.1376</text:p>
          </table:table-cell>
          <table:table-cell office:value-type="float" office:value="0.0245" calcext:value-type="float">
            <text:p>0.0245</text:p>
          </table:table-cell>
          <table:table-cell office:value-type="float" office:value="1.7708" calcext:value-type="float">
            <text:p>1.7708</text:p>
          </table:table-cell>
          <table:table-cell office:value-type="float" office:value="1096.6945" calcext:value-type="float">
            <text:p>1096.6945</text:p>
          </table:table-cell>
          <table:table-cell office:value-type="float" office:value="1113" calcext:value-type="float">
            <text:p>11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.3013" calcext:value-type="float">
            <text:p>8.3013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0272" calcext:value-type="float">
            <text:p>0.0272</text:p>
          </table:table-cell>
          <table:table-cell office:value-type="float" office:value="-0.2794" calcext:value-type="float">
            <text:p>-0.2794</text:p>
          </table:table-cell>
          <table:table-cell office:value-type="float" office:value="0.0271" calcext:value-type="float">
            <text:p>0.0271</text:p>
          </table:table-cell>
          <table:table-cell office:value-type="float" office:value="2.3463" calcext:value-type="float">
            <text:p>2.3463</text:p>
          </table:table-cell>
          <table:table-cell office:value-type="float" office:value="1073.4951" calcext:value-type="float">
            <text:p>1073.4951</text:p>
          </table:table-cell>
          <table:table-cell office:value-type="float" office:value="1090" calcext:value-type="float">
            <text:p>10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.1045" calcext:value-type="float">
            <text:p>10.1045</text:p>
          </table:table-cell>
          <table:table-cell office:value-type="float" office:value="0.8358" calcext:value-type="float">
            <text:p>0.8358</text:p>
          </table:table-cell>
          <table:table-cell office:value-type="float" office:value="0.0346" calcext:value-type="float">
            <text:p>0.0346</text:p>
          </table:table-cell>
          <table:table-cell office:value-type="float" office:value="-0.3973" calcext:value-type="float">
            <text:p>-0.3973</text:p>
          </table:table-cell>
          <table:table-cell office:value-type="float" office:value="0.0317" calcext:value-type="float">
            <text:p>0.0317</text:p>
          </table:table-cell>
          <table:table-cell office:value-type="float" office:value="2.3359" calcext:value-type="float">
            <text:p>2.3359</text:p>
          </table:table-cell>
          <table:table-cell office:value-type="float" office:value="1053.3172" calcext:value-type="float">
            <text:p>1053.3172</text:p>
          </table:table-cell>
          <table:table-cell office:value-type="float" office:value="1070" calcext:value-type="float">
            <text:p>10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.6215" calcext:value-type="float">
            <text:p>10.6215</text:p>
          </table:table-cell>
          <table:table-cell office:value-type="float" office:value="1.015" calcext:value-type="float">
            <text:p>1.015</text:p>
          </table:table-cell>
          <table:table-cell office:value-type="float" office:value="0.0588" calcext:value-type="float">
            <text:p>0.0588</text:p>
          </table:table-cell>
          <table:table-cell office:value-type="float" office:value="-0.4641" calcext:value-type="float">
            <text:p>-0.4641</text:p>
          </table:table-cell>
          <table:table-cell office:value-type="float" office:value="0.0455" calcext:value-type="float">
            <text:p>0.0455</text:p>
          </table:table-cell>
          <table:table-cell office:value-type="float" office:value="3.2744" calcext:value-type="float">
            <text:p>3.2744</text:p>
          </table:table-cell>
          <table:table-cell office:value-type="float" office:value="1033.135" calcext:value-type="float">
            <text:p>1033.135</text:p>
          </table:table-cell>
          <table:table-cell office:value-type="float" office:value="1050" calcext:value-type="float">
            <text:p>10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imX <text:s/></text:p>
          </table:table-cell>
          <table:table-cell office:value-type="string" calcext:value-type="string">
            <text:p>minimY <text:s/></text:p>
          </table:table-cell>
          <table:table-cell office:value-type="string" calcext:value-type="string">
            <text:p>minimZ <text:s/></text:p>
          </table:table-cell>
          <table:table-cell office:value-type="string" calcext:value-type="string">
            <text:p>minimT <text:s/></text:p>
          </table:table-cell>
          <table:table-cell office:value-type="string" calcext:value-type="string">
            <text:p>Metric <text:s/></text:p>
          </table:table-cell>
          <table:table-cell office:value-type="string" calcext:value-type="string">
            <text:p>Mean <text:s text:c="3"/></text:p>
          </table:table-cell>
          <table:table-cell office:value-type="string" calcext:value-type="string">
            <text:p>MeanErr </text:p>
          </table:table-cell>
          <table:table-cell office:value-type="string" calcext:value-type="string">
            <text:p>StdDev <text:s/></text:p>
          </table:table-cell>
          <table:table-cell office:value-type="string" calcext:value-type="string">
            <text:p>StdDvErr</text:p>
          </table:table-cell>
          <table:table-cell office:value-type="string" calcext:value-type="string">
            <text:p>Chi2/NDF </text:p>
          </table:table-cell>
          <table:table-cell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.2439" calcext:value-type="float">
            <text:p>9.2439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0264" calcext:value-type="float">
            <text:p>0.0264</text:p>
          </table:table-cell>
          <table:table-cell office:value-type="float" office:value="-0.0411" calcext:value-type="float">
            <text:p>-0.0411</text:p>
          </table:table-cell>
          <table:table-cell office:value-type="float" office:value="0.0253" calcext:value-type="float">
            <text:p>0.0253</text:p>
          </table:table-cell>
          <table:table-cell office:value-type="float" office:value="1.8028" calcext:value-type="float">
            <text:p>1.8028</text:p>
          </table:table-cell>
          <table:table-cell table:number-columns-repeated="2" office:value-type="float" office:value="1113" calcext:value-type="float">
            <text:p>1113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minimX <text:s/></text:p>
          </table:table-cell>
          <table:table-cell table:style-name="ce1" office:value-type="string" calcext:value-type="string">
            <text:p>minimY <text:s/></text:p>
          </table:table-cell>
          <table:table-cell table:style-name="ce1" office:value-type="string" calcext:value-type="string">
            <text:p>minimZ <text:s/></text:p>
          </table:table-cell>
          <table:table-cell table:style-name="ce1" office:value-type="string" calcext:value-type="string">
            <text:p>minimT <text:s/></text:p>
          </table:table-cell>
          <table:table-cell table:style-name="ce1" office:value-type="string" calcext:value-type="string">
            <text:p>Metric <text:s/></text:p>
          </table:table-cell>
          <table:table-cell table:style-name="ce1" office:value-type="string" calcext:value-type="string">
            <text:p>Mean <text:s text:c="3"/></text:p>
          </table:table-cell>
          <table:table-cell table:style-name="ce1" office:value-type="string" calcext:value-type="string">
            <text:p>MeanErr </text:p>
          </table:table-cell>
          <table:table-cell table:style-name="ce1" office:value-type="string" calcext:value-type="string">
            <text:p>StdDev <text:s/></text:p>
          </table:table-cell>
          <table:table-cell table:style-name="ce1" office:value-type="string" calcext:value-type="string">
            <text:p>StdDvErr</text:p>
          </table:table-cell>
          <table:table-cell table:style-name="ce1" office:value-type="string" calcext:value-type="string">
            <text:p>Chi2/NDF </text:p>
          </table:table-cell>
          <table:table-cell table:style-name="ce1"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8533" calcext:value-type="float">
            <text:p>6.8533</text:p>
          </table:table-cell>
          <table:table-cell table:style-name="ce1" office:value-type="float" office:value="0.6971" calcext:value-type="float">
            <text:p>0.6971</text:p>
          </table:table-cell>
          <table:table-cell table:style-name="ce1" office:value-type="float" office:value="0.0276" calcext:value-type="float">
            <text:p>0.0276</text:p>
          </table:table-cell>
          <table:table-cell table:style-name="ce1" office:value-type="float" office:value="0.0289" calcext:value-type="float">
            <text:p>0.0289</text:p>
          </table:table-cell>
          <table:table-cell table:style-name="ce1" office:value-type="float" office:value="0.0259" calcext:value-type="float">
            <text:p>0.0259</text:p>
          </table:table-cell>
          <table:table-cell table:style-name="ce1" office:value-type="float" office:value="1.5461" calcext:value-type="float">
            <text:p>1.5461</text:p>
          </table:table-cell>
          <table:table-cell table:style-name="ce1" office:value-type="float" office:value="1122" calcext:value-type="float">
            <text:p>112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imX <text:s/></text:p>
          </table:table-cell>
          <table:table-cell table:style-name="ce1" office:value-type="string" calcext:value-type="string">
            <text:p>minimY <text:s/></text:p>
          </table:table-cell>
          <table:table-cell table:style-name="ce1" office:value-type="string" calcext:value-type="string">
            <text:p>minimZ <text:s/></text:p>
          </table:table-cell>
          <table:table-cell table:style-name="ce1" office:value-type="string" calcext:value-type="string">
            <text:p>minimT <text:s/></text:p>
          </table:table-cell>
          <table:table-cell table:style-name="ce1" office:value-type="string" calcext:value-type="string">
            <text:p>Metric <text:s/></text:p>
          </table:table-cell>
          <table:table-cell table:style-name="ce1" office:value-type="string" calcext:value-type="string">
            <text:p>Mean <text:s text:c="3"/></text:p>
          </table:table-cell>
          <table:table-cell table:style-name="ce1" office:value-type="string" calcext:value-type="string">
            <text:p>MeanErr </text:p>
          </table:table-cell>
          <table:table-cell table:style-name="ce1" office:value-type="string" calcext:value-type="string">
            <text:p>StdDev <text:s/></text:p>
          </table:table-cell>
          <table:table-cell table:style-name="ce1" office:value-type="string" calcext:value-type="string">
            <text:p>StdDvErr</text:p>
          </table:table-cell>
          <table:table-cell table:style-name="ce1" office:value-type="string" calcext:value-type="string">
            <text:p>Chi2/NDF </text:p>
          </table:table-cell>
          <table:table-cell table:style-name="ce1"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.8243" calcext:value-type="float">
            <text:p>7.8243</text:p>
          </table:table-cell>
          <table:table-cell table:style-name="ce1" office:value-type="float" office:value="0.6939" calcext:value-type="float">
            <text:p>0.6939</text:p>
          </table:table-cell>
          <table:table-cell table:style-name="ce1" office:value-type="float" office:value="0.0288" calcext:value-type="float">
            <text:p>0.0288</text:p>
          </table:table-cell>
          <table:table-cell table:style-name="ce1" office:value-type="float" office:value="0.0698" calcext:value-type="float">
            <text:p>0.0698</text:p>
          </table:table-cell>
          <table:table-cell table:style-name="ce1" office:value-type="float" office:value="0.0264" calcext:value-type="float">
            <text:p>0.0264</text:p>
          </table:table-cell>
          <table:table-cell table:style-name="ce1" office:value-type="float" office:value="1.745" calcext:value-type="float">
            <text:p>1.745</text:p>
          </table:table-cell>
          <table:table-cell table:style-name="ce1" office:value-type="float" office:value="1128" calcext:value-type="float">
            <text:p>11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imX <text:s/></text:p>
          </table:table-cell>
          <table:table-cell table:style-name="ce1" office:value-type="string" calcext:value-type="string">
            <text:p>minimY <text:s/></text:p>
          </table:table-cell>
          <table:table-cell table:style-name="ce1" office:value-type="string" calcext:value-type="string">
            <text:p>minimZ <text:s/></text:p>
          </table:table-cell>
          <table:table-cell table:style-name="ce1" office:value-type="string" calcext:value-type="string">
            <text:p>minimT <text:s/></text:p>
          </table:table-cell>
          <table:table-cell table:style-name="ce1" office:value-type="string" calcext:value-type="string">
            <text:p>Metric <text:s/></text:p>
          </table:table-cell>
          <table:table-cell table:style-name="ce1" office:value-type="string" calcext:value-type="string">
            <text:p>Mean <text:s text:c="3"/></text:p>
          </table:table-cell>
          <table:table-cell table:style-name="ce1" office:value-type="string" calcext:value-type="string">
            <text:p>MeanErr </text:p>
          </table:table-cell>
          <table:table-cell table:style-name="ce1" office:value-type="string" calcext:value-type="string">
            <text:p>StdDev <text:s/></text:p>
          </table:table-cell>
          <table:table-cell table:style-name="ce1" office:value-type="string" calcext:value-type="string">
            <text:p>StdDvErr</text:p>
          </table:table-cell>
          <table:table-cell table:style-name="ce1" office:value-type="string" calcext:value-type="string">
            <text:p>Chi2/NDF </text:p>
          </table:table-cell>
          <table:table-cell table:style-name="ce1"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3236" calcext:value-type="float">
            <text:p>6.3236</text:p>
          </table:table-cell>
          <table:table-cell table:style-name="ce1" office:value-type="float" office:value="0.6681" calcext:value-type="float">
            <text:p>0.6681</text:p>
          </table:table-cell>
          <table:table-cell table:style-name="ce1" office:value-type="float" office:value="0.0276" calcext:value-type="float">
            <text:p>0.0276</text:p>
          </table:table-cell>
          <table:table-cell table:style-name="ce1" office:value-type="float" office:value="0.1195" calcext:value-type="float">
            <text:p>0.1195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1.7375" calcext:value-type="float">
            <text:p>1.7375</text:p>
          </table:table-cell>
          <table:table-cell table:style-name="ce1" office:value-type="float" office:value="1135" calcext:value-type="float">
            <text:p>113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imX <text:s/></text:p>
          </table:table-cell>
          <table:table-cell table:style-name="ce1" office:value-type="string" calcext:value-type="string">
            <text:p>minimY <text:s/></text:p>
          </table:table-cell>
          <table:table-cell table:style-name="ce1" office:value-type="string" calcext:value-type="string">
            <text:p>minimZ <text:s/></text:p>
          </table:table-cell>
          <table:table-cell table:style-name="ce1" office:value-type="string" calcext:value-type="string">
            <text:p>minimT <text:s/></text:p>
          </table:table-cell>
          <table:table-cell table:style-name="ce1" office:value-type="string" calcext:value-type="string">
            <text:p>Metric <text:s/></text:p>
          </table:table-cell>
          <table:table-cell table:style-name="ce1" office:value-type="string" calcext:value-type="string">
            <text:p>Mean <text:s text:c="3"/></text:p>
          </table:table-cell>
          <table:table-cell table:style-name="ce1" office:value-type="string" calcext:value-type="string">
            <text:p>MeanErr </text:p>
          </table:table-cell>
          <table:table-cell table:style-name="ce1" office:value-type="string" calcext:value-type="string">
            <text:p>StdDev <text:s/></text:p>
          </table:table-cell>
          <table:table-cell table:style-name="ce1" office:value-type="string" calcext:value-type="string">
            <text:p>StdDvErr</text:p>
          </table:table-cell>
          <table:table-cell table:style-name="ce1" office:value-type="string" calcext:value-type="string">
            <text:p>Chi2/NDF </text:p>
          </table:table-cell>
          <table:table-cell table:style-name="ce1"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.4293" calcext:value-type="float">
            <text:p>9.4293</text:p>
          </table:table-cell>
          <table:table-cell table:style-name="ce1" office:value-type="float" office:value="0.6582" calcext:value-type="float">
            <text:p>0.6582</text:p>
          </table:table-cell>
          <table:table-cell table:style-name="ce1" office:value-type="float" office:value="0.0273" calcext:value-type="float">
            <text:p>0.0273</text:p>
          </table:table-cell>
          <table:table-cell table:style-name="ce1" office:value-type="float" office:value="0.1725" calcext:value-type="float">
            <text:p>0.1725</text:p>
          </table:table-cell>
          <table:table-cell table:style-name="ce1" office:value-type="float" office:value="0.0265" calcext:value-type="float">
            <text:p>0.0265</text:p>
          </table:table-cell>
          <table:table-cell table:style-name="ce1" office:value-type="float" office:value="1.9899" calcext:value-type="float">
            <text:p>1.9899</text:p>
          </table:table-cell>
          <table:table-cell table:style-name="ce1" office:value-type="float" office:value="1142" calcext:value-type="float">
            <text:p>114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imX <text:s/></text:p>
          </table:table-cell>
          <table:table-cell table:style-name="ce1" office:value-type="string" calcext:value-type="string">
            <text:p>minimY <text:s/></text:p>
          </table:table-cell>
          <table:table-cell table:style-name="ce1" office:value-type="string" calcext:value-type="string">
            <text:p>minimZ <text:s/></text:p>
          </table:table-cell>
          <table:table-cell table:style-name="ce1" office:value-type="string" calcext:value-type="string">
            <text:p>minimT <text:s/></text:p>
          </table:table-cell>
          <table:table-cell table:style-name="ce1" office:value-type="string" calcext:value-type="string">
            <text:p>Metric <text:s/></text:p>
          </table:table-cell>
          <table:table-cell table:style-name="ce1" office:value-type="string" calcext:value-type="string">
            <text:p>Mean <text:s text:c="3"/></text:p>
          </table:table-cell>
          <table:table-cell table:style-name="ce1" office:value-type="string" calcext:value-type="string">
            <text:p>MeanErr </text:p>
          </table:table-cell>
          <table:table-cell table:style-name="ce1" office:value-type="string" calcext:value-type="string">
            <text:p>StdDev <text:s/></text:p>
          </table:table-cell>
          <table:table-cell table:style-name="ce1" office:value-type="string" calcext:value-type="string">
            <text:p>StdDvErr</text:p>
          </table:table-cell>
          <table:table-cell table:style-name="ce1" office:value-type="string" calcext:value-type="string">
            <text:p>Chi2/NDF </text:p>
          </table:table-cell>
          <table:table-cell table:style-name="ce1" office:value-type="string" calcext:value-type="string">
            <text:p>FinalBeamEnergy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.0946" calcext:value-type="float">
            <text:p>11.0946</text:p>
          </table:table-cell>
          <table:table-cell table:style-name="ce1" office:value-type="float" office:value="0.6935" calcext:value-type="float">
            <text:p>0.6935</text:p>
          </table:table-cell>
          <table:table-cell table:style-name="ce1" office:value-type="float" office:value="0.0265" calcext:value-type="float">
            <text:p>0.0265</text:p>
          </table:table-cell>
          <table:table-cell table:style-name="ce1" office:value-type="float" office:value="-0.0218" calcext:value-type="float">
            <text:p>-0.0218</text:p>
          </table:table-cell>
          <table:table-cell table:style-name="ce1" office:value-type="float" office:value="0.0255" calcext:value-type="float">
            <text:p>0.0255</text:p>
          </table:table-cell>
          <table:table-cell table:style-name="ce1" office:value-type="float" office:value="1.8617" calcext:value-type="float">
            <text:p>1.8617</text:p>
          </table:table-cell>
          <table:table-cell table:style-name="ce1" office:value-type="float" office:value="1115" calcext:value-type="float">
            <text:p>1115</text:p>
          </table:table-cell>
          <table:table-cell table:number-columns-repeated="1013"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2:25:20.844617367</meta:creation-date>
    <dc:date>2025-01-14T17:03:39.220014973</dc:date>
    <meta:editing-duration>PT9H30M4S</meta:editing-duration>
    <meta:editing-cycles>10</meta:editing-cycles>
    <meta:generator>LibreOffice/7.3.7.2$Linux_X86_64 LibreOffice_project/30$Build-2</meta:generator>
    <meta:document-statistic meta:table-count="2" meta:cell-count="36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69cm" svg:height="9.77cm" xlink:href=".." xlink:type="simple" chart:class="chart:scatter" chart:style-name="ch1">
        <chart:legend chart:legend-position="end" svg:x="13.357cm" svg:y="0.71cm" style:legend-expansion="custom" svg:width="3.27cm" svg:height="1.096cm" style:legend-expansion-aspect-ratio="2.98357664233577" chart:style-name="ch2"/>
        <chart:plot-area chart:style-name="ch3" table:cell-range-address="gridMinResults.J3:gridMinResults.K3 gridMinResults.L4:gridMinResults.L22 gridMinResults.J4:gridMinResults.J22 gridMinResults.J29:gridMinResults.J38" chart:data-source-has-labels="row" svg:x="0.372cm" svg:y="0.169cm" svg:width="16.95cm" svg:height="9.375cm">
          <chart:coordinate-region svg:x="1.099cm" svg:y="0.368cm" svg:width="15.851cm" svg:height="8.52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gridMinResults.J4:gridMinResults.J22" chart:label-cell-address="gridMinResults.K3:gridMinResults.K3" chart:class="chart:scatter">
            <chart:domain table:cell-range-address="gridMinResults.L4:gridMinResults.L22"/>
            <chart:data-point chart:repeated="2"/>
            <chart:data-point chart:style-name="ch9"/>
            <chart:data-point/>
            <chart:data-point chart:style-name="ch9"/>
            <chart:data-point/>
            <chart:data-point chart:style-name="ch9"/>
            <chart:data-point/>
            <chart:data-point chart:style-name="ch9"/>
            <chart:data-point chart:repeated="3"/>
            <chart:data-point chart:style-name="ch9"/>
            <chart:data-point chart:repeated="6"/>
          </chart:series>
          <chart:series chart:style-name="ch10" chart:values-cell-range-address="gridMinResults.J29:gridMinResults.J38" chart:class="chart:scatter">
            <chart:domain table:cell-range-address="gridMinResults.K29:gridMinResults.K38"/>
            <chart:data-point/>
            <chart:data-point chart:style-name="ch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inalBeamEnergy</text:p>
                <draw:g>
                  <svg:desc>gridMinResults.K3:gridMinResults.K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0">
                <text:p>1150</text:p>
                <draw:g>
                  <svg:desc>gridMinResults.L4:gridMinResults.L22</svg:desc>
                </draw:g>
              </table:table-cell>
              <table:table-cell office:value-type="float" office:value="1.7224">
                <text:p>1.7224</text:p>
                <draw:g>
                  <svg:desc>gridMinResults.J4:gridMinResults.J22</svg:desc>
                </draw:g>
              </table:table-cell>
              <table:table-cell office:value-type="float" office:value="NaN">
                <text:p>NaN</text:p>
                <draw:g>
                  <svg:desc>gridMinResults.K29:gridMinResults.K38</svg:desc>
                </draw:g>
              </table:table-cell>
              <table:table-cell office:value-type="float" office:value="NaN">
                <text:p>NaN</text:p>
                <draw:g>
                  <svg:desc>gridMinResults.J29:gridMinResults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2">
                <text:p>1122</text:p>
              </table:table-cell>
              <table:table-cell office:value-type="float" office:value="1.5461">
                <text:p>1.5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0">
                <text:p>1140</text:p>
              </table:table-cell>
              <table:table-cell office:value-type="float" office:value="1.5153">
                <text:p>1.5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8">
                <text:p>1128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5">
                <text:p>1145</text:p>
              </table:table-cell>
              <table:table-cell office:value-type="float" office:value="1.5531">
                <text:p>1.5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5">
                <text:p>1135</text:p>
              </table:table-cell>
              <table:table-cell office:value-type="float" office:value="1.7375">
                <text:p>1.7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0">
                <text:p>1130</text:p>
              </table:table-cell>
              <table:table-cell office:value-type="float" office:value="1.8943">
                <text:p>1.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2">
                <text:p>1142</text:p>
              </table:table-cell>
              <table:table-cell office:value-type="float" office:value="1.9899">
                <text:p>1.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0">
                <text:p>1110</text:p>
              </table:table-cell>
              <table:table-cell office:value-type="float" office:value="1.5098">
                <text:p>1.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5">
                <text:p>1115</text:p>
              </table:table-cell>
              <table:table-cell office:value-type="float" office:value="1.8617">
                <text:p>1.8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3">
                <text:p>1113</text:p>
              </table:table-cell>
              <table:table-cell office:value-type="float" office:value="1.7708">
                <text:p>1.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0">
                <text:p>1090</text:p>
              </table:table-cell>
              <table:table-cell office:value-type="float" office:value="2.3463">
                <text:p>2.3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0">
                <text:p>1070</text:p>
              </table:table-cell>
              <table:table-cell office:value-type="float" office:value="2.3359">
                <text:p>2.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50">
                <text:p>1050</text:p>
              </table:table-cell>
              <table:table-cell office:value-type="float" office:value="3.2744">
                <text:p>3.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3">
                <text:p>1113</text:p>
              </table:table-cell>
              <table:table-cell office:value-type="float" office:value="1.8028">
                <text:p>1.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" draw:style="rect" draw:dots1="1" draw:dots1-length="300%" draw:distance="1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